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W</mi>
              <mn>21</mn>
            </msub>
            <mrow>
              <mi/>
              <mo stretchy="false">=</mo>
              <mrow>
                <mi/>
                <mo stretchy="false">−</mo>
                <mrow>
                  <munderover>
                    <mo stretchy="false">∫</mo>
                    <msub>
                      <mi>P</mi>
                      <mn>1</mn>
                    </msub>
                    <msub>
                      <mi>P</mi>
                      <mn>2</mn>
                    </msub>
                  </munderover>
                  <mstyle mathvariant="bold">
                    <mrow>
                      <mi>F</mi>
                    </mrow>
                  </mstyle>
                </mrow>
              </mrow>
            </mrow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  <mi>,</mi>
                  <mstyle mathvariant="bold">
                    <mrow>
                      <mover accent="true">
                        <mi>r</mi>
                        <mo stretchy="false">˙</mo>
                      </mover>
                    </mrow>
                  </mstyle>
                  <mi>,</mi>
                  <mi>t</mi>
                </mrow>
                <mo stretchy="false">)</mo>
              </mrow>
              <mo stretchy="false">⋅</mo>
              <mtext>d</mtext>
            </mrow>
            <mstyle mathvariant="bold">
              <mrow>
                <mi>r</mi>
              </mrow>
            </mstyle>
          </mrow>
        </mtd>
      </mtr>
      <mtr>
        <mtd>
          <mrow>
            <mtext>bzw.</mtext>
          </mrow>
        </mtd>
      </mtr>
      <mtr>
        <mtd>
          <mrow>
            <msub>
              <mi>W</mi>
              <mn>21</mn>
            </msub>
            <mrow>
              <mi/>
              <mo stretchy="false">=</mo>
              <mrow>
                <mi/>
                <mo stretchy="false">−</mo>
                <mrow>
                  <munderover>
                    <mo stretchy="false">∫</mo>
                    <msub>
                      <mo stretchy="false">α</mo>
                      <mn>1</mn>
                    </msub>
                    <msub>
                      <mo stretchy="false">α</mo>
                      <mn>2</mn>
                    </msub>
                  </munderover>
                  <mstyle mathvariant="bold">
                    <mrow>
                      <mi>F</mi>
                    </mrow>
                  </mstyle>
                </mrow>
              </mrow>
            </mrow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  <mi>,</mi>
                  <mstyle mathvariant="bold">
                    <mrow>
                      <mover accent="true">
                        <mi>r</mi>
                        <mo stretchy="false">˙</mo>
                      </mover>
                    </mrow>
                  </mstyle>
                  <mi>,</mi>
                  <mi>t</mi>
                </mrow>
                <mo stretchy="false">)</mo>
              </mrow>
              <mo stretchy="false">⋅</mo>
              <mrow>
                <mfrac>
                  <mrow>
                    <mtext>d</mtext>
                    <mstyle mathvariant="bold">
                      <mrow>
                        <mi>r</mi>
                      </mrow>
                    </mstyle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  <mrow>
                    <mtext>d</mtext>
                    <mo stretchy="false">α</mo>
                  </mrow>
                </mfrac>
              </mrow>
            </mrow>
            <mtext>d</mtext>
            <mo stretchy="false">α</mo>
          </mrow>
        </mtd>
      </mtr>
      <mtr>
        <mtd>
          <mrow>
            <mstyle mathsize="70%">
              <mrow>
                <mrow>
                  <mtext>Mit Parametrisierung der Raumkurve C: </mtext>
                  <mi/>
                  <mstyle mathvariant="bold">
                    <mrow>
                      <mi>r</mi>
                    </mrow>
                  </mstyle>
                  <mrow>
                    <mi/>
                    <mo stretchy="false">=</mo>
                    <mi/>
                  </mrow>
                  <mstyle mathvariant="bold">
                    <mrow>
                      <mi>r</mi>
                    </mrow>
                  </mstyle>
                  <mrow>
                    <mo stretchy="false">(</mo>
                    <mrow>
                      <mo stretchy="false">α</mo>
                    </mrow>
                    <mo stretchy="false">)</mo>
                  </mrow>
                  <mi/>
                  <mi>;</mi>
                  <mi/>
                  <msub>
                    <mo stretchy="false">α</mo>
                    <mn>1</mn>
                  </msub>
                  <mrow>
                    <mi/>
                    <mo stretchy="false">≤</mo>
                    <mi/>
                  </mrow>
                  <mo stretchy="false">α</mo>
                  <mrow>
                    <mi/>
                    <mo stretchy="false">≤</mo>
                    <mi/>
                  </mrow>
                  <msub>
                    <mo stretchy="false">α</mo>
                    <mn>2</mn>
                  </msub>
                  <mi/>
                  <mi>;</mi>
                </mrow>
              </mrow>
            </mstyle>
          </mrow>
        </mtd>
      </mtr>
      <mtr>
        <mtd>
          <mrow>
            <mstyle mathsize="70%">
              <mrow>
                <mrow>
                  <mtext>d</mtext>
                  <mstyle mathvariant="bold">
                    <mrow>
                      <mi>r</mi>
                    </mrow>
                  </mstyle>
                  <mrow>
                    <mi/>
                    <mo stretchy="false">=</mo>
                    <mi/>
                  </mrow>
                  <mrow>
                    <mfrac>
                      <mrow>
                        <mtext>d</mtext>
                        <mstyle mathvariant="bold">
                          <mrow>
                            <mi>r</mi>
                          </mrow>
                        </mstyle>
                        <mrow>
                          <mo stretchy="false">(</mo>
                          <mrow>
                            <mo stretchy="false">α</mo>
                          </mrow>
                          <mo stretchy="false">)</mo>
                        </mrow>
                      </mrow>
                      <mrow>
                        <mtext>d</mtext>
                        <mo stretchy="false">α</mo>
                      </mrow>
                    </mfrac>
                  </mrow>
                  <mi/>
                  <mtext>d</mtext>
                  <mo stretchy="false">α</mo>
                </mrow>
              </mrow>
            </mstyle>
          </mrow>
        </mtd>
      </mtr>
    </mtable>
    <annotation encoding="StarMath 5.0">W_21 `=` - int from P_1 to P_2 bold F (bold r, bold dot r, t) cdot "d" bold r newline
alignc "bzw." newline
W_21 `=` - int from %ialpha_1 to %ialpha_2 bold F (bold r, bold dot r, t) cdot {alignc {"d" bold r(%ialpha)} over {"d" %ialpha}} "d" %ialpha newline
size*0.7 {"Mit Parametrisierung der Raumkurve C: " ~ bold r `=` bold r(%ialpha)`; ~ %ialpha_1 `&lt;=` %ialpha `&lt;=` %ialpha_2 ` ; }newline
size*0.7 {alignc "d" bold r `=` {alignc {"d" bold r(%ialpha)} over {"d" %ialpha}} ` "d" %ialpha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57:12.556000000</meta:creation-date>
    <meta:generator>LibreOffice/4.1.4.2$Windows_x86 LibreOffice_project/0a0440ccc0227ad9829de5f46be37cfb6edcf72</meta:generator>
  </office:meta>
</office:document-meta>
</file>